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4.493cm"/>
    </style:style>
    <style:style style:name="co12" style:family="table-column">
      <style:table-column-properties fo:break-before="auto" style:column-width="4.66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Heading_20_2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Heading_20_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User_20_input" style:data-style-name="N11"/>
    <style:style style:name="ce21" style:family="table-cell" style:parent-style-name="Result" style:data-style-name="N114"/>
    <style:style style:name="ce22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4"/>
    <style:style style:name="ce3" style:family="table-cell" style:parent-style-name="Default" style:data-style-name="N11"/>
    <style:style style:name="ce4" style:family="table-cell" style:parent-style-name="Bad" style:data-style-name="N61">
      <style:map style:condition="cell-content()&lt;[$LT8710.$G$43]" style:apply-style-name="Good" style:base-cell-address="LT8710.C43"/>
    </style:style>
    <style:style style:name="ce5" style:family="table-cell" style:parent-style-name="Default" style:data-style-name="N106"/>
    <style:style style:name="ce28" style:family="table-cell" style:parent-style-name="Bad" style:data-style-name="N61">
      <style:map style:condition="cell-content()&lt;[$LT8710.$E$34]" style:apply-style-name="Good" style:base-cell-address="LT8710.E12"/>
    </style:style>
    <style:style style:name="ce29" style:family="table-cell" style:parent-style-name="Bad" style:data-style-name="N61">
      <style:map style:condition="cell-content()&lt;[$LT8710.$E$35]" style:apply-style-name="Good" style:base-cell-address="LT8710.E13"/>
    </style:style>
    <style:style style:name="ce33" style:family="table-cell" style:parent-style-name="Bad" style:data-style-name="N61">
      <style:map style:condition="cell-content-is-between([$LT8710.$C$43],[$LT8710.$G$43])" style:apply-style-name="Good" style:base-cell-address="LT8710.E15"/>
    </style:style>
    <style:style style:name="ce34" style:family="table-cell" style:parent-style-name="Bad" style:data-style-name="N61">
      <style:map style:condition="cell-content()&gt;[$LT8710.$C$48]" style:apply-style-name="Good" style:base-cell-address="LT8710.E19"/>
    </style:style>
    <style:style style:name="ce39" style:family="table-cell" style:parent-style-name="Bad" style:data-style-name="N106">
      <style:map style:condition="cell-content-is-between([$LT8710.$C$58],[$LT8710.$G$58])" style:apply-style-name="Good" style:base-cell-address="LT8710.E20"/>
    </style:style>
    <style:style style:name="ce40" style:family="table-cell" style:parent-style-name="Default" style:data-style-name="N4"/>
    <style:style style:name="ce9" style:family="table-cell" style:parent-style-name="Bad" style:data-style-name="N11">
      <style:map style:condition="cell-content-is-between([.C27],[.G27])" style:apply-style-name="Good" style:base-cell-address="LT8710.E27"/>
      <style:map style:condition="cell-content()=0" style:apply-style-name="Accent" style:base-cell-address="LT8710.E27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.E31"/>
    </style:style>
    <style:style style:name="ce11" style:family="table-cell" style:parent-style-name="Bad" style:data-style-name="N107">
      <style:map style:condition="cell-content-is-between([$LT8710.$C$33],[$LT8710.$G$33])" style:apply-style-name="Good" style:base-cell-address="LT8710.E33"/>
    </style:style>
    <style:style style:name="ce56" style:family="table-cell" style:parent-style-name="Default" style:data-style-name="N109"/>
    <style:style style:name="ce12" style:family="table-cell" style:parent-style-name="Result" style:data-style-name="N61"/>
    <style:style style:name="ce13" style:family="table-cell" style:parent-style-name="Result" style:data-style-name="N106"/>
    <style:style style:name="ce35" style:family="table-cell" style:parent-style-name="Result" style:data-style-name="N109"/>
    <style:style style:name="ce36" style:family="table-cell" style:parent-style-name="Bad" style:data-style-name="N109">
      <style:map style:condition="cell-content()&gt;[$LT8710.$C$53]" style:apply-style-name="Good" style:base-cell-address="LT8710.E53"/>
    </style:style>
    <style:style style:name="ce37" style:family="table-cell" style:parent-style-name="Bad" style:data-style-name="N106">
      <style:map style:condition="cell-content()&lt;[$LT8710.$G$56]" style:apply-style-name="Good" style:base-cell-address="LT8710.E56"/>
    </style:style>
    <style:style style:name="ce38" style:family="table-cell" style:parent-style-name="User_20_input" style:data-style-name="N106"/>
    <style:style style:name="ce15" style:family="table-cell" style:parent-style-name="Bad" style:data-style-name="N61">
      <style:map style:condition="cell-content()&gt;[$LT8710.$C$43]" style:apply-style-name="Good" style:base-cell-address="LT8710.G43"/>
    </style:style>
    <style:style style:name="ce58" style:family="table-cell" style:parent-style-name="User_20_input" style:data-style-name="N3"/>
    <style:style style:name="ce59" style:family="table-cell" style:parent-style-name="Default" style:data-style-name="N61"/>
    <style:style style:name="ce62" style:family="table-cell" style:parent-style-name="Bad" style:data-style-name="N61">
      <style:map style:condition="cell-content()&lt;[$LT8710.$G$43]" style:apply-style-name="Good" style:base-cell-address="LT8710_Batt.C43"/>
    </style:style>
    <style:style style:name="ce63" style:family="table-cell" style:parent-style-name="Bad" style:data-style-name="N61">
      <style:map style:condition="cell-content()&lt;[.$E$34]" style:apply-style-name="Good" style:base-cell-address="LT8710_Batt.E12"/>
    </style:style>
    <style:style style:name="ce64" style:family="table-cell" style:parent-style-name="Bad" style:data-style-name="N61">
      <style:map style:condition="cell-content()&lt;[.$E$35]" style:apply-style-name="Good" style:base-cell-address="LT8710_Batt.E13"/>
    </style:style>
    <style:style style:name="ce65" style:family="table-cell" style:parent-style-name="Bad" style:data-style-name="N61">
      <style:map style:condition="cell-content-is-between([.$C$43],[.$G$43])" style:apply-style-name="Good" style:base-cell-address="LT8710_Batt.E15"/>
    </style:style>
    <style:style style:name="ce66" style:family="table-cell" style:parent-style-name="Bad" style:data-style-name="N61">
      <style:map style:condition="cell-content()&gt;[$LT8710.$C$48]" style:apply-style-name="Good" style:base-cell-address="LT8710_Batt.E19"/>
    </style:style>
    <style:style style:name="ce67" style:family="table-cell" style:parent-style-name="Bad" style:data-style-name="N106">
      <style:map style:condition="cell-content-is-between([$LT8710.$C$58],[$LT8710.$G$58])" style:apply-style-name="Good" style:base-cell-address="LT8710_Batt.E20"/>
    </style:style>
    <style:style style:name="ce68" style:family="table-cell" style:parent-style-name="Bad" style:data-style-name="N11">
      <style:map style:condition="cell-content-is-between([.C27],[.G27])" style:apply-style-name="Good" style:base-cell-address="LT8710_Batt.E27"/>
      <style:map style:condition="cell-content()=0" style:apply-style-name="Accent" style:base-cell-address="LT8710_Batt.E27"/>
    </style:style>
    <style:style style:name="ce69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_Batt.E31"/>
    </style:style>
    <style:style style:name="ce71" style:family="table-cell" style:parent-style-name="Bad" style:data-style-name="N107">
      <style:map style:condition="cell-content-is-between([$LT8710.$C$33],[$LT8710.$G$33])" style:apply-style-name="Good" style:base-cell-address="LT8710_Batt.E33"/>
    </style:style>
    <style:style style:name="ce72" style:family="table-cell" style:parent-style-name="Bad" style:data-style-name="N109">
      <style:map style:condition="cell-content()&gt;[$LT8710.$C$53]" style:apply-style-name="Good" style:base-cell-address="LT8710_Batt.E53"/>
    </style:style>
    <style:style style:name="ce73" style:family="table-cell" style:parent-style-name="Bad" style:data-style-name="N106">
      <style:map style:condition="cell-content()&lt;[$LT8710.$G$56]" style:apply-style-name="Good" style:base-cell-address="LT8710_Batt.E56"/>
    </style:style>
    <style:style style:name="ce74" style:family="table-cell" style:parent-style-name="Bad" style:data-style-name="N61">
      <style:map style:condition="cell-content()&gt;[$LT8710.$C$43]" style:apply-style-name="Good" style:base-cell-address="LT8710_Batt.G43"/>
    </style:style>
  </office:automatic-styles>
  <office:body>
    <office:spreadsheet>
      <table:calculation-settings table:automatic-find-labels="false" table:use-regular-expressions="false" table:use-wildcards="true"/>
      <table:table table:name="Solar 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racteristics</text:p>
          </table:table-cell>
          <table:covered-table-cell table:number-columns-repeated="2" table:style-name="Heading_20_1"/>
          <table:covered-table-cell table:number-columns-repeated="5"/>
        </table:table-row>
        <table:table-row table:style-name="ro2">
          <table:table-cell table:style-name="ce17" office:value-type="string" calcext:value-type="string" table:number-columns-spanned="2" table:number-rows-spanned="1">
            <text:p>Short-Circuit Current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Open circuit voltage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MPP Current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 table:style-name="ce22"/>
        </table:table-row>
        <table:table-row table:style-name="ro3">
          <table:table-cell table:style-name="User_20_input" office:value-type="float" office:value="6.24" calcext:value-type="float">
            <text:p>6,24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682" calcext:value-type="float">
            <text:p>0,68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574" calcext:value-type="float">
            <text:p>0,57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8" office:value-type="string" calcext:value-type="string" table:number-columns-spanned="2" table:number-rows-spanned="1">
            <text:p>MPP Current</text:p>
          </table:table-cell>
          <table:covered-table-cell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/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Solar yield</text:p>
          </table:table-cell>
          <table:table-cell/>
          <table:table-cell table:style-name="ce20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2">
          <table:table-cell table:style-name="Heading_20_2" office:value-type="string" calcext:value-type="string">
            <text:p>Cell ammount</text:p>
          </table:table-cell>
          <table:table-cell/>
          <table:table-cell table:style-name="User_20_input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missible voltage fall</text:p>
          </table:table-cell>
          <table:table-cell/>
          <table:table-cell table:style-name="ce20" office:value-type="percentage" office:value="0.075" calcext:value-type="percentage">
            <text:p>7,50 %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Result" table:formula="of:=[.C7]*[.E3]" office:value-type="float" office:value="4.664" calcext:value-type="float">
            <text:p>4,664</text:p>
          </table:table-cell>
          <table:table-cell table:style-name="Result" office:value-type="string" calcext:value-type="string">
            <text:p>A</text:p>
          </table:table-cell>
          <table:table-cell table:formula="of:=[.C7]*[.A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2" office:value-type="string" calcext:value-type="string">
            <text:p>Voltage</text:p>
          </table:table-cell>
          <table:table-cell/>
          <table:table-cell table:style-name="Result" table:formula="of:=(1-[.C9])*[.E14]" office:value-type="float" office:value="7.4333" calcext:value-type="float">
            <text:p>7,4333</text:p>
          </table:table-cell>
          <table:table-cell table:style-name="Result" office:value-type="string" calcext:value-type="string">
            <text:p>V</text:p>
          </table:table-cell>
          <table:table-cell table:style-name="Result" table:formula="of:=[.C8]*[.G3]" office:value-type="float" office:value="8.036" calcext:value-type="float">
            <text:p>8,036</text:p>
          </table:table-cell>
          <table:table-cell table:style-name="Result" office:value-type="string" calcext:value-type="string">
            <text:p>V</text:p>
          </table:table-cell>
          <table:table-cell table:formula="of:=[.C8]*[.C3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Power</text:p>
          </table:table-cell>
          <table:table-cell table:number-columns-repeated="3"/>
          <table:table-cell table:style-name="ce21" table:formula="of:=[.E13]*[.E14]" office:value-type="float" office:value="37.479904" calcext:value-type="float">
            <text:p>37,480</text:p>
          </table:table-cell>
          <table:table-cell table:style-name="Result" office:value-type="string" calcext:value-type="string">
            <text:p>W</text:p>
          </table:table-cell>
          <table:table-cell table:style-name="ce23" table:formula="of:=[.G13]*[.G14]" office:value-type="float" office:value="47.663616" calcext:value-type="float">
            <text:p>47,664</text:p>
          </table:table-cell>
          <table:table-cell office:value-type="string" calcext:value-type="string">
            <text:p>W</text:p>
          </table:table-cell>
        </table:table-row>
      </table:table>
      <table:table table:name="LT8710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in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Result" table:formula="of:=[$'Solar Cells'.E14]" office:value-type="float" office:value="8.036" calcext:value-type="float">
            <text:p>8,036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table:formula="of:=[$'Solar Cells'.G1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 table:number-columns-repeated="8"/>
        </table:table-row>
        <table:table-row table:style-name="ro3">
          <table:table-cell table:style-name="Result" table:formula="of:=[$'Solar Cells'.C14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formula="of:=[$'Solar Cells'.G14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28" office:value-type="float" office:value="0.003" calcext:value-type="float">
            <text:p>3,00E-0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29" office:value-type="float" office:value="0.006" calcext:value-type="float">
            <text:p>6,00E-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33" office:value-type="float" office:value="0.00001" calcext:value-type="float">
            <text:p>1,00E-05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34" office:value-type="float" office:value="0.000000068" calcext:value-type="float">
            <text:p>6,8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39" office:value-type="float" office:value="0.00000062" calcext:value-type="float">
            <text:p>62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[.E3]*[.A3]/[.C3]" office:value-type="float" office:value="2.22865066666667" calcext:value-type="float">
            <text:p>2,2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7733561905062" calcext:value-type="percentage">
            <text:p>70,77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27]*[.E29]+[.E30]" office:value-type="float" office:value="0.0373066609523735" calcext:value-type="float">
            <text:p>0,03731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56" table:formula="of:=0.58*[.E33]/[.E25]*(1-[.E27])" office:value-type="float" office:value="0.00283760095046335" calcext:value-type="float">
            <text:p>0,003</text:p>
          </table:table-cell>
          <table:table-cell table:number-columns-repeated="3"/>
          <table:table-cell table:formula="of:=0.58*[.E33]/[.E25]*(1-[.E27])" office:value-type="float" office:value="0.00283760095046335" calcext:value-type="float">
            <text:p>0,00283760095046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56" table:formula="of:=0.05/(1.6*[.E3])" office:value-type="float" office:value="0.00626001602564103" calcext:value-type="float">
            <text:p>0,006</text:p>
          </table:table-cell>
          <table:table-cell table:number-columns-repeated="3"/>
          <table:table-cell table:formula="of:=0.05/(1.6*[.E3])" office:value-type="float" office:value="0.00626001602564103" calcext:value-type="float">
            <text:p>0,006260016025641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505036405028054" calcext:value-type="float">
            <text:p>5,05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447910085183333" calcext:value-type="float">
            <text:p>4,48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126259101257013" calcext:value-type="float">
            <text:p>12,63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484227119117119" calcext:value-type="float">
            <text:p>4,84E-06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37];[.E38];[.E41])" office:value-type="float" office:value="0.00000505036405028054" calcext:value-type="float">
            <text:p>5,05E-06</text:p>
          </table:table-cell>
          <table:table-cell/>
          <table:table-cell table:style-name="ce12" table:formula="of:=[.E15]" office:value-type="float" office:value="0.00001" calcext:value-type="float">
            <text:p>1,00E-05</text:p>
          </table:table-cell>
          <table:table-cell/>
          <table:table-cell table:style-name="ce15" table:formula="of:=[.E39]" office:value-type="float" office:value="0.0000126259101257013" calcext:value-type="float">
            <text:p>1,26E-05</text:p>
          </table:table-cell>
          <table:table-cell/>
          <table:table-cell office:value-type="string" calcext:value-type="string">
            <text:p>DC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((0.054-(0.016*([.E27]^2)))/[.E12])+([.A3]*0.0000001/[.E43]))" office:value-type="float" office:value="15.4089637618836" calcext:value-type="float">
            <text:p>15,4089637618836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.000157022486268003" calcext:value-type="float">
            <text:p>157,02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283093424762025" calcext:value-type="float">
            <text:p>28,31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5661868495241" calcext:value-type="float">
            <text:p>56,62E-09</text:p>
          </table:table-cell>
          <table:table-cell/>
          <table:table-cell table:style-name="ce13" table:formula="of:=[.E19]" office:value-type="float" office:value="0.000000068" calcext:value-type="float">
            <text:p>68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20681931309109" calcext:value-type="float">
            <text:p>0,20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style-name="ce36" table:formula="of:=[.E16]/[.E52]" office:value-type="float" office:value="7.49446450060169" calcext:value-type="float">
            <text:p>7,49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0822844505154974" calcext:value-type="percentage">
            <text:p>-0,82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37" table:formula="of:=([$'Solar Cells'.E13]*(1/[.G3])/([.A3]-[.E53]))" office:value-type="float" office:value="0.0000344501884377445" calcext:value-type="float">
            <text:p>34,45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283093424762025" calcext:value-type="float">
            <text:p>28,31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4" calcext:value-type="float">
            <text:p>340,00E-09</text:p>
          </table:table-cell>
          <table:table-cell/>
          <table:table-cell table:style-name="ce13" table:formula="of:=[.E20]" office:value-type="float" office:value="0.00000062" calcext:value-type="float">
            <text:p>620,00E-09</text:p>
          </table:table-cell>
          <table:table-cell/>
          <table:table-cell table:formula="of:=0.000001" office:value-type="float" office:value="0.000001" calcext:value-type="float">
            <text:p>1E-06</text:p>
          </table:table-cell>
          <table:table-cell table:number-columns-repeated="4"/>
        </table:table-row>
        <calcext:conditional-formats>
          <calcext:conditional-format calcext:target-range-address="LT8710.E27:LT8710.E27">
            <calcext:condition calcext:apply-style-name="Good" calcext:value="between([.C27],[.G27])" calcext:base-cell-address="LT8710.E27"/>
            <calcext:condition calcext:apply-style-name="Accent" calcext:value="=0" calcext:base-cell-address="LT8710.E27"/>
          </calcext:conditional-format>
          <calcext:conditional-format calcext:target-range-address="LT8710.E31:LT8710.E31">
            <calcext:condition calcext:apply-style-name="Good" calcext:value="=[$LT8710.$E$8]" calcext:base-cell-address="LT8710.E31"/>
          </calcext:conditional-format>
          <calcext:conditional-format calcext:target-range-address="LT8710.E33:LT8710.E33">
            <calcext:condition calcext:apply-style-name="Good" calcext:value="between([$LT8710.$C$33],[$LT8710.$G$33])" calcext:base-cell-address="LT8710.E33"/>
          </calcext:conditional-format>
          <calcext:conditional-format calcext:target-range-address="LT8710.E12:LT8710.E12">
            <calcext:condition calcext:apply-style-name="Good" calcext:value="&lt;[$LT8710.$E$34]" calcext:base-cell-address="LT8710.E12"/>
          </calcext:conditional-format>
          <calcext:conditional-format calcext:target-range-address="LT8710.E13:LT8710.E13">
            <calcext:condition calcext:apply-style-name="Good" calcext:value="&lt;[$LT8710.$E$35]" calcext:base-cell-address="LT8710.E13"/>
          </calcext:conditional-format>
          <calcext:conditional-format calcext:target-range-address="LT8710.C43:LT8710.C43">
            <calcext:condition calcext:apply-style-name="Good" calcext:value="&lt;[$LT8710.$G$43]" calcext:base-cell-address="LT8710.C43"/>
          </calcext:conditional-format>
          <calcext:conditional-format calcext:target-range-address="LT8710.G43:LT8710.G43">
            <calcext:condition calcext:apply-style-name="Good" calcext:value="&gt;[$LT8710.$C$43]" calcext:base-cell-address="LT8710.G43"/>
          </calcext:conditional-format>
          <calcext:conditional-format calcext:target-range-address="LT8710.E15:LT8710.E15">
            <calcext:condition calcext:apply-style-name="Good" calcext:value="between([$LT8710.$C$43],[$LT8710.$G$43])" calcext:base-cell-address="LT8710.E15"/>
          </calcext:conditional-format>
          <calcext:conditional-format calcext:target-range-address="LT8710.E53:LT8710.E53">
            <calcext:condition calcext:apply-style-name="Good" calcext:value="&gt;[$LT8710.$C$53]" calcext:base-cell-address="LT8710.E53"/>
          </calcext:conditional-format>
          <calcext:conditional-format calcext:target-range-address="LT8710.E56:LT8710.E56">
            <calcext:condition calcext:apply-style-name="Good" calcext:value="&lt;[$LT8710.$G$56]" calcext:base-cell-address="LT8710.E56"/>
          </calcext:conditional-format>
          <calcext:conditional-format calcext:target-range-address="LT8710.E20:LT8710.E20">
            <calcext:condition calcext:apply-style-name="Good" calcext:value="between([$LT8710.$C$58],[$LT8710.$G$58])" calcext:base-cell-address="LT8710.E20"/>
          </calcext:conditional-format>
          <calcext:conditional-format calcext:target-range-address="LT8710.E19:LT8710.E19">
            <calcext:condition calcext:apply-style-name="Good" calcext:value="&gt;[$LT8710.$C$48]" calcext:base-cell-address="LT8710.E19"/>
          </calcext:conditional-format>
        </calcext:conditional-formats>
      </table:table>
      <table:table table:name="LT8710 - N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129794581316837" calcext:value-type="float">
            <text:p>0,01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15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LT8710 - P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18" calcext:value-type="float">
            <text:p>6,1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129794581316837" calcext:value-type="float">
            <text:p>0,01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office:value-type="string" calcext:value-type="string">
            <text:p>https://www.mouser.fr/c/semiconductors/discrete-semiconductors/transistors/mosfet/?id%20-%20continuous%20drain%20current=12.5%20A~~50%20A&amp;number%20of%20channels=1%20Channel&amp;rds%20on%20-%20drain-source%20resistance=600%20uOhms~~20%20mOhms&amp;technology=Si&amp;transistor%20polarity=N-Channel&amp;vds%20-%20drain-source%20breakdown%20voltage=30%20V~~4.7%20kV&amp;vgs%20th%20-%20gate-source%20threshold%20voltage=0%20V~~3.9%20V&amp;rp=semiconductors%2Fdiscrete-semiconductors%2Ftransistors%2Fmosfet%7C~Vds%20-%20Drain-Source%20Breakdown%20Voltage%7C~Vgs%20th%20-%20Gate-Source%20Threshold%20Voltage%7C~Id%20-%20Continuous%20Drain%20Current%7C~Rds%20On%20-%20Drain-Source%20Resistance&amp;sort=qg%20-%20gate%20charge</text:p>
          </table:table-cell>
          <table:table-cell table:number-columns-repeated="10"/>
        </table:table-row>
        <table:table-row table:style-name="ro3" table:number-rows-repeated="10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Driver motor" table:style-name="ta1">
        <table:table-column table:style-name="co12" table:default-cell-style-name="Default"/>
        <table:table-column table:style-name="co8" table:number-columns-repeated="8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/>
        </table:table-row>
        <table:table-row table:style-name="ro2">
          <table:table-cell table:style-name="Heading_20_2" office:value-type="string" calcext:value-type="string">
            <text:p>Nominal gate voltage</text:p>
          </table:table-cell>
          <table:table-cell/>
          <table:table-cell table:style-name="Heading_20_2" office:value-type="string" calcext:value-type="string">
            <text:p>Edge freq</text:p>
          </table:table-cell>
          <table:table-cell/>
          <table:table-cell table:style-name="Heading_20_2" office:value-type="string" calcext:value-type="string">
            <text:p>Edge per cycle</text:p>
          </table:table-cell>
          <table:table-cell table:number-columns-repeated="4"/>
        </table:table-row>
        <table:table-row table:style-name="ro3"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8" office:value-type="float" office:value="10000" calcext:value-type="float">
            <text:p>10 000</text:p>
          </table:table-cell>
          <table:table-cell office:value-type="string" calcext:value-type="string">
            <text:p>Hz</text:p>
          </table:table-cell>
          <table:table-cell table:style-name="User_20_inpu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Heading_20_2" office:value-type="string" calcext:value-type="string">
            <text:p>Number of channels</text:p>
          </table:table-cell>
          <table:table-cell/>
          <table:table-cell table:style-name="Heading_20_2" office:value-type="string" calcext:value-type="string">
            <text:p>FET per channel</text:p>
          </table:table-cell>
          <table:table-cell table:number-columns-repeated="6"/>
        </table:table-row>
        <table:table-row table:style-name="ro3">
          <table:table-cell table:style-name="User_20_input" office:value-type="float" office:value="3" calcext:value-type="float">
            <text:p>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Heading_20_2"/>
          <table:table-cell table:number-columns-repeated="8"/>
        </table:table-row>
        <table:table-row table:style-name="ro3">
          <table:table-cell office:value-type="string" calcext:value-type="string">
            <text:p>Qg</text:p>
          </table:table-cell>
          <table:table-cell/>
          <table:table-cell table:style-name="ce59" office:value-type="float" office:value="0.0000000482" calcext:value-type="float">
            <text:p>4,82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(Qg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g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Qg(sw)</text:p>
          </table:table-cell>
          <table:table-cell/>
          <table:table-cell table:style-name="ce59" office:value-type="float" office:value="0.00000003" calcext:value-type="float">
            <text:p>3,00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 table:number-rows-repeated="10">
          <table:table-cell table:number-columns-repeated="9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te capacitance</text:p>
          </table:table-cell>
          <table:table-cell table:number-columns-repeated="3"/>
          <table:table-cell table:formula="of:=[.C15]/[.A3]" office:value-type="float" office:value="0.00000000166666666667" calcext:value-type="float">
            <text:p>1,66666666666667E-09</text:p>
          </table:table-cell>
          <table:table-cell office:value-type="string" calcext:value-type="string">
            <text:p>F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Gate load tau</text:p>
          </table:table-cell>
          <table:table-cell table:number-columns-repeated="3"/>
          <table:table-cell table:formula="of:=[.E28]*[.C13]" office:value-type="float" office:value="0.00000000283333333333" calcext:value-type="float">
            <text:p>2,83333333333333E-0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ate load time</text:p>
          </table:table-cell>
          <table:table-cell table:number-columns-repeated="3"/>
          <table:table-cell table:formula="of:=5*[.E29]" office:value-type="float" office:value="0.00000001416666666667" calcext:value-type="float">
            <text:p>1,41666666666667E-0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lative load time</text:p>
          </table:table-cell>
          <table:table-cell table:number-columns-repeated="3"/>
          <table:table-cell table:style-name="ce3" table:formula="of:=[.E3]*[.E31]*[.C3]" office:value-type="percentage" office:value="0.000141666666666667" calcext:value-type="percentage">
            <text:p>0,01 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essimistic gate current</text:p>
          </table:table-cell>
          <table:table-cell table:number-columns-repeated="3"/>
          <table:table-cell table:formula="of:=[.A3]/[.C13]" office:value-type="float" office:value="10.5882352941176" calcext:value-type="float">
            <text:p>10,588235294117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verage gate current</text:p>
          </table:table-cell>
          <table:table-cell table:number-columns-repeated="3"/>
          <table:table-cell table:formula="of:=[.E32]*[.E34]" office:value-type="float" office:value="0.0015" calcext:value-type="float">
            <text:p>0,00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otal average current</text:p>
          </table:table-cell>
          <table:table-cell table:number-columns-repeated="3"/>
          <table:table-cell table:style-name="Result" table:formula="of:=[.E35]*[.A5]*2" office:value-type="float" office:value="0.009" calcext:value-type="float">
            <text:p>0,009</text:p>
          </table:table-cell>
          <table:table-cell table:style-name="Result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Only one fet/channel at a time but 2 motors</text:p>
          </table:table-cell>
        </table:table-row>
        <table:table-row table:style-name="ro3">
          <table:table-cell office:value-type="string" calcext:value-type="string">
            <text:p>Total average drive power</text:p>
          </table:table-cell>
          <table:table-cell table:number-columns-repeated="3"/>
          <table:table-cell table:style-name="Result" table:formula="of:=[.E37]*[.A3]" office:value-type="float" office:value="0.162" calcext:value-type="float">
            <text:p>0,162</text:p>
          </table:table-cell>
          <table:table-cell table:style-name="Result" office:value-type="string" calcext:value-type="string">
            <text:p>W</text:p>
          </table:table-cell>
          <table:table-cell table:number-columns-repeated="3"/>
        </table:table-row>
      </table:table>
      <table:table table:name="LT8710_Bat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table:number-columns-spanned="2" table:number-rows-spanned="1"/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User_20_input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2.4" calcext:value-type="float">
            <text:p>12,4</text:p>
          </table:table-cell>
          <table:table-cell office:value-type="string" calcext:value-type="string">
            <text:p>V</text:p>
          </table:table-cell>
          <table:table-cell table:style-name="User_20_input"/>
          <table:table-cell/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/>
          <table:table-cell table:style-name="Heading_20_2" office:value-type="string" calcext:value-type="string">
            <text:p>Cbatt</text:p>
          </table:table-cell>
          <table:table-cell/>
          <table:table-cell table:style-name="Heading_20_2" office:value-type="string" calcext:value-type="string">
            <text:p>Icharge</text:p>
          </table:table-cell>
          <table:table-cell table:number-columns-repeated="4"/>
        </table:table-row>
        <table:table-row table:style-name="ro3">
          <table:table-cell table:style-name="User_20_input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3.45" calcext:value-type="float">
            <text:p>3,45</text:p>
          </table:table-cell>
          <table:table-cell office:value-type="string" calcext:value-type="string">
            <text:p>Ah</text:p>
          </table:table-cell>
          <table:table-cell table:style-name="User_20_input"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63" office:value-type="float" office:value="0.006" calcext:value-type="float">
            <text:p>6,00E-0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64" office:value-type="float" office:value="0.018" calcext:value-type="float">
            <text:p>1,80E-02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65" office:value-type="float" office:value="0.0000047" calcext:value-type="float">
            <text:p>4,70E-0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66" office:value-type="float" office:value="0.000000068" calcext:value-type="float">
            <text:p>6,8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67" office:value-type="float" office:value="0.00000062" calcext:value-type="float">
            <text:p>62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=[.E5]*[.G5]" office:value-type="float" office:value="1.725" calcext:value-type="float">
            <text:p>1,7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68" table:formula="of:=[.C3]/([.A5]+[.C3])" office:value-type="percentage" office:value="0.508196721311475" calcext:value-type="percentage">
            <text:p>50,82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69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71" table:formula="of:=[.E27]*[.E29]+[.E30]" office:value-type="float" office:value="0.0422950819672131" calcext:value-type="float">
            <text:p>0,04230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56" table:formula="of:=0.58*[.E33]/[.E25]*(1-[.E27])" office:value-type="float" office:value="0.00699391234240445" calcext:value-type="float">
            <text:p>0,007</text:p>
          </table:table-cell>
          <table:table-cell table:number-columns-repeated="3"/>
          <table:table-cell table:formula="of:=0.58*[.E33]/[.E25]*(1-[.E27])" office:value-type="float" office:value="0.00699391234240445" calcext:value-type="float">
            <text:p>0,00699391234240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56" table:formula="of:=0.05/(1.6*[.E25])" office:value-type="float" office:value="0.0181159420289855" calcext:value-type="float">
            <text:p>0,018</text:p>
          </table:table-cell>
          <table:table-cell table:number-columns-repeated="3"/>
          <table:table-cell table:formula="of:=0.05/(1.6*[.E25])" office:value-type="float" office:value="0.0181159420289855" calcext:value-type="float">
            <text:p>0,018115942028986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117088524590164" calcext:value-type="float">
            <text:p>11,71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047225806451613" calcext:value-type="float">
            <text:p>472,26E-0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29272131147541" calcext:value-type="float">
            <text:p>29,27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051161290322581" calcext:value-type="float">
            <text:p>511,61E-09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62" table:formula="of:=MAX([.E37];[.E38];[.E41])" office:value-type="float" office:value="0.0000117088524590164" calcext:value-type="float">
            <text:p>1,17E-05</text:p>
          </table:table-cell>
          <table:table-cell/>
          <table:table-cell table:style-name="ce12" table:formula="of:=[.E15]" office:value-type="float" office:value="0.0000047" calcext:value-type="float">
            <text:p>4,70E-06</text:p>
          </table:table-cell>
          <table:table-cell/>
          <table:table-cell table:style-name="ce74" table:formula="of:=[.E39]" office:value-type="float" office:value="0.000029272131147541" calcext:value-type="float">
            <text:p>2,93E-0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((0.054-(0.016*([.E27]^2)))/[.E12])+([.A3]*0.0000001/[.E43]))" office:value-type="float" office:value="8.58789199120956" calcext:value-type="float">
            <text:p>8,58789199120956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" calcext:value-type="float">
            <text:p>0,00E+00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43250784792466" calcext:value-type="float">
            <text:p>43,25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4065573770492" calcext:value-type="float">
            <text:p>40,66E-09</text:p>
          </table:table-cell>
          <table:table-cell/>
          <table:table-cell table:style-name="ce13" table:formula="of:=[.E19]" office:value-type="float" office:value="0.000000068" calcext:value-type="float">
            <text:p>68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133655.913978495" calcext:value-type="float">
            <text:p>133,6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127846153846154" calcext:value-type="float">
            <text:p>0,1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72" table:formula="of:=[.E16]/[.E52]" office:value-type="float" office:value="12.1239470517449" calcext:value-type="float">
            <text:p>12,12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103289209787416" calcext:value-type="percentage">
            <text:p>-1,03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73" table:formula="of:=(([.E25]*[.A5]/[.C3])*(1/[.G3])/([.A3]-[.E53]))" office:value-type="float" office:value="0.0000076221641261965" calcext:value-type="float">
            <text:p>7,62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43250784792466" calcext:value-type="float">
            <text:p>43,25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4" calcext:value-type="float">
            <text:p>340,00E-09</text:p>
          </table:table-cell>
          <table:table-cell/>
          <table:table-cell table:style-name="ce13" table:formula="of:=[.E20]" office:value-type="float" office:value="0.00000062" calcext:value-type="float">
            <text:p>620,00E-09</text:p>
          </table:table-cell>
          <table:table-cell/>
          <table:table-cell table:formula="of:=0.000001" office:value-type="float" office:value="0.000001" calcext:value-type="float">
            <text:p>1E-06</text:p>
          </table:table-cell>
          <table:table-cell table:number-columns-repeated="4"/>
        </table:table-row>
        <calcext:conditional-formats>
          <calcext:conditional-format calcext:target-range-address="LT8710_Batt.E27:LT8710_Batt.E27">
            <calcext:condition calcext:apply-style-name="Good" calcext:value="between([.C27],[.G27])" calcext:base-cell-address="LT8710_Batt.E27"/>
            <calcext:condition calcext:apply-style-name="Accent" calcext:value="=0" calcext:base-cell-address="LT8710_Batt.E27"/>
          </calcext:conditional-format>
          <calcext:conditional-format calcext:target-range-address="LT8710_Batt.E31:LT8710_Batt.E31">
            <calcext:condition calcext:apply-style-name="Good" calcext:value="=[$LT8710.$E$8]" calcext:base-cell-address="LT8710_Batt.E31"/>
          </calcext:conditional-format>
          <calcext:conditional-format calcext:target-range-address="LT8710_Batt.E33:LT8710_Batt.E33">
            <calcext:condition calcext:apply-style-name="Good" calcext:value="between([$LT8710.$C$33],[$LT8710.$G$33])" calcext:base-cell-address="LT8710_Batt.E33"/>
          </calcext:conditional-format>
          <calcext:conditional-format calcext:target-range-address="LT8710_Batt.C43:LT8710_Batt.C43">
            <calcext:condition calcext:apply-style-name="Good" calcext:value="&lt;[$LT8710.$G$43]" calcext:base-cell-address="LT8710_Batt.C43"/>
          </calcext:conditional-format>
          <calcext:conditional-format calcext:target-range-address="LT8710_Batt.G43:LT8710_Batt.G43">
            <calcext:condition calcext:apply-style-name="Good" calcext:value="&gt;[$LT8710.$C$43]" calcext:base-cell-address="LT8710_Batt.G43"/>
          </calcext:conditional-format>
          <calcext:conditional-format calcext:target-range-address="LT8710_Batt.E53:LT8710_Batt.E53">
            <calcext:condition calcext:apply-style-name="Good" calcext:value="&gt;[$LT8710.$C$53]" calcext:base-cell-address="LT8710_Batt.E53"/>
          </calcext:conditional-format>
          <calcext:conditional-format calcext:target-range-address="LT8710_Batt.E56:LT8710_Batt.E56">
            <calcext:condition calcext:apply-style-name="Good" calcext:value="&lt;[$LT8710.$G$56]" calcext:base-cell-address="LT8710_Batt.E56"/>
          </calcext:conditional-format>
          <calcext:conditional-format calcext:target-range-address="LT8710_Batt.E20:LT8710_Batt.E20">
            <calcext:condition calcext:apply-style-name="Good" calcext:value="between([$LT8710.$C$58],[$LT8710.$G$58])" calcext:base-cell-address="LT8710_Batt.E20"/>
          </calcext:conditional-format>
          <calcext:conditional-format calcext:target-range-address="LT8710_Batt.E19:LT8710_Batt.E19">
            <calcext:condition calcext:apply-style-name="Good" calcext:value="&gt;[$LT8710.$C$48]" calcext:base-cell-address="LT8710_Batt.E19"/>
          </calcext:conditional-format>
          <calcext:conditional-format calcext:target-range-address="LT8710_Batt.E12:LT8710_Batt.E12">
            <calcext:condition calcext:apply-style-name="Good" calcext:value="&lt;[.$E$34]" calcext:base-cell-address="LT8710_Batt.E12"/>
          </calcext:conditional-format>
          <calcext:conditional-format calcext:target-range-address="LT8710_Batt.E15:LT8710_Batt.E15">
            <calcext:condition calcext:apply-style-name="Good" calcext:value="between([.$C$43],[.$G$43])" calcext:base-cell-address="LT8710_Batt.E15"/>
          </calcext:conditional-format>
          <calcext:conditional-format calcext:target-range-address="LT8710_Batt.E13:LT8710_Batt.E13">
            <calcext:condition calcext:apply-style-name="Good" calcext:value="&lt;[.$E$35]" calcext:base-cell-address="LT8710_Batt.E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ser_20_input" style:display-name="User input" style:family="table-cell" style:parent-style-name="Default">
      <style:table-cell-properties fo:background-color="#b4c7d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2:20:07.238305313</meta:creation-date>
    <dc:date>2024-04-30T15:42:55.695000000</dc:date>
    <meta:editing-duration>PT16H54M36S</meta:editing-duration>
    <meta:editing-cycles>14</meta:editing-cycles>
    <meta:generator>LibreOffice/7.1.0.3$Windows_X86_64 LibreOffice_project/f6099ecf3d29644b5008cc8f48f42f4a40986e4c</meta:generator>
    <meta:document-statistic meta:table-count="6" meta:cell-count="390" meta:object-count="0"/>
  </office:meta>
</office:document-meta>
</file>